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</style:style>
    <style:style style:name="P2" style:family="paragraph" style:parent-style-name="Standard">
      <style:paragraph-properties fo:margin-top="0.0398in" fo:margin-bottom="0.0398in" loext:contextual-spacing="false"/>
      <style:text-properties officeooo:paragraph-rsid="000360d5"/>
    </style:style>
    <style:style style:name="P3" style:family="paragraph" style:parent-style-name="Quotations">
      <style:paragraph-properties fo:margin-left="0in" fo:margin-right="0.3937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_20_2">
      <style:text-properties officeooo:paragraph-rsid="0001a570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Standard" style:list-style-name="L5">
      <style:text-properties fo:font-weight="bold" style:font-weight-asian="bold" style:font-weight-complex="bold"/>
    </style:style>
    <style:style style:name="P7" style:family="paragraph" style:parent-style-name="Standard" style:list-style-name="L7">
      <style:text-properties fo:font-weight="bold" style:font-weight-asian="bold" style:font-weight-complex="bold"/>
    </style:style>
    <style:style style:name="P8" style:family="paragraph" style:parent-style-name="Standard" style:list-style-name="L9"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.0398in" fo:margin-bottom="0.0398in" loext:contextual-spacing="false"/>
    </style:style>
    <style:style style:name="P10" style:family="paragraph" style:parent-style-name="Standard" style:list-style-name="L1">
      <style:paragraph-properties fo:margin-top="0.0398in" fo:margin-bottom="0.0398in" loext:contextual-spacing="false"/>
      <style:text-properties officeooo:paragraph-rsid="000360d5"/>
    </style:style>
    <style:style style:name="P11" style:family="paragraph" style:parent-style-name="Standard" style:list-style-name="L1">
      <style:paragraph-properties fo:margin-top="0.0398in" fo:margin-bottom="0.0398in" loext:contextual-spacing="false"/>
      <style:text-properties officeooo:rsid="000360d5" officeooo:paragraph-rsid="000360d5"/>
    </style:style>
    <style:style style:name="P12" style:family="paragraph" style:parent-style-name="Standard" style:list-style-name="L2">
      <style:paragraph-properties fo:margin-top="0.0398in" fo:margin-bottom="0.0398in" loext:contextual-spacing="false"/>
      <style:text-properties officeooo:paragraph-rsid="000360d5"/>
    </style:style>
    <style:style style:name="P13" style:family="paragraph" style:parent-style-name="Standard" style:list-style-name="L3">
      <style:paragraph-properties fo:margin-top="0.0398in" fo:margin-bottom="0.0398in" loext:contextual-spacing="false"/>
    </style:style>
    <style:style style:name="P14" style:family="paragraph" style:parent-style-name="Standard" style:list-style-name="L4">
      <style:paragraph-properties fo:margin-top="0.0398in" fo:margin-bottom="0.0398in" loext:contextual-spacing="false"/>
    </style:style>
    <style:style style:name="P15" style:family="paragraph" style:parent-style-name="Standard" style:list-style-name="L6">
      <style:paragraph-properties fo:margin-top="0.0398in" fo:margin-bottom="0.0398in" loext:contextual-spacing="false"/>
    </style:style>
    <style:style style:name="P16" style:family="paragraph" style:parent-style-name="Standard" style:list-style-name="L8">
      <style:paragraph-properties fo:margin-top="0.0398in" fo:margin-bottom="0.0398in" loext:contextual-spacing="false"/>
    </style:style>
    <style:style style:name="P17" style:family="paragraph" style:parent-style-name="Standard" style:list-style-name="L10">
      <style:paragraph-properties fo:margin-top="0.0398in" fo:margin-bottom="0.0398in" loext:contextual-spacing="false"/>
    </style:style>
    <style:style style:name="P18" style:family="paragraph" style:parent-style-name="Standard" style:list-style-name="L11">
      <style:paragraph-properties fo:margin-top="0.0398in" fo:margin-bottom="0.0398in" loext:contextual-spacing="false"/>
    </style:style>
    <style:style style:name="P19" style:family="paragraph" style:parent-style-name="Standard" style:list-style-name="L2">
      <style:paragraph-properties fo:margin-top="0.0398in" fo:margin-bottom="0.0398in" loext:contextual-spacing="false"/>
      <style:text-properties officeooo:rsid="0003f76f" officeooo:paragraph-rsid="0003f76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360d5"/>
    </style:style>
    <style:style style:name="T3" style:family="text">
      <style:text-properties officeooo:rsid="0003f7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ment 0</text:p>
      <text:p text:style-name="Subtitle">Part 2 Write Up</text:p>
      <text:p text:style-name="Preformatted_20_Text"/>
      <text:h text:style-name="P4" text:outline-level="2">Overview:</text:h>
      <text:p text:style-name="P1">1. The ‘prog-add.c’ takes input from user via scanf.</text:p>
      <text:p text:style-name="P1">2. add(int64_t, int64_t) function is called whoich is defined in add.asm file.</text:p>
      <text:p text:style-name="P1"/>
      <text:p text:style-name="P2">3. Add function working:</text:p>
      <text:list xml:id="list3480012555" text:style-name="L1">
        <text:list-item>
          <text:p text:style-name="P10"><text:span text:style-name="T2">A</text:span>ddition of the 2 parameters present in rdi and rsi register.</text:p>
        </text:list-item>
        <text:list-item>
          <text:p text:style-name="P11">Checks if the number is negative using ‘test’ function.</text:p>
        </text:list-item>
        <text:list-item>
          <text:p text:style-name="P11">If negative then negates rax using ‘neg’ function, <text:span text:style-name="T3">and sets r11 flag to 1.</text:span></text:p>
        </text:list-item>
        <text:list-item>
          <text:p text:style-name="P10">Calls the printDigit function to print the sum in rax register.</text:p>
        </text:list-item>
        <text:list-item>
          <text:p text:style-name="P10"><text:span text:style-name="T3">E</text:span>xits using sys_exit system call.</text:p>
          <text:p text:style-name="P10"/>
        </text:list-item>
      </text:list>
      <text:p text:style-name="P2">4. PrintDigit working:</text:p>
      <text:list xml:id="list223496997" text:style-name="L2">
        <text:list-item>
          <text:p text:style-name="P12">Initiates counters, ‘0’ characters and 10 in scratch registers.</text:p>
        </text:list-item>
        <text:list-item>
          <text:p text:style-name="P12">push_while loop pushes the digits of the sum from least to most significant bit.</text:p>
        </text:list-item>
        <text:list-item>
          <text:p text:style-name="P19">If r11 flag is 1, then prints a negative sign.</text:p>
        </text:list-item>
        <text:list-item>
          <text:p text:style-name="P12">pop_while loop pops the digits and adds 48 to convert to ascii and then print using sys_write system call.</text:p>
        </text:list-item>
        <text:list-item>
          <text:p text:style-name="P12">Finally a newline character is printed and returned</text:p>
          <text:p text:style-name="P12"/>
        </text:list-item>
      </text:list>
      <text:p text:style-name="P1">5. Control is returned to ‘prog-add.c’ which exits with status 0.</text:p>
      <text:p text:style-name="Preformatted_20_Text"/>
      <text:p text:style-name="Preformatted_20_Text"/>
      <text:p text:style-name="Preformatted_20_Text"/>
      <text:h text:style-name="P5" text:outline-level="2"><text:s text:c="11"/>Steps of compilation</text:h>
      <text:p text:style-name="Preformatted_20_Text"/>
      <text:h text:style-name="Heading_20_3" text:outline-level="3">Pre-processing:</text:h>
      <text:p text:style-name="P3"><text:tab/><text:tab/>$ gcc -no-pie -g -Wall prog-add.o add.o -o main</text:p>
      <text:list xml:id="list4110891824" text:style-name="L3">
        <text:list-item>
          <text:p text:style-name="P13">“-E” flag to stop the compilation at pre-processing</text:p>
        </text:list-item>
        <text:list-item>
          <text:p text:style-name="P13"><text:s/>Removes the comments.</text:p>
        </text:list-item>
        <text:list-item>
          <text:p text:style-name="P13"><text:s/>Includes the code of header files which have function and macro definitions. (Here &lt;stdio.h&gt;)</text:p>
        </text:list-item>
        <text:list-item>
          <text:p text:style-name="P13"><text:s/>Replaces macros by their value.</text:p>
        </text:list-item>
      </text:list>
      <text:p text:style-name="P1"><text:soft-page-break/></text:p>
      <text:p text:style-name="P1"/>
      <text:p text:style-name="P1"/>
      <text:h text:style-name="Heading_20_3" text:outline-level="3">Compiling:</text:h>
      <text:p text:style-name="P3"><text:tab/><text:tab/>$ gcc -S prog-add.i -o prog-add.s</text:p>
      <text:list xml:id="list102179025" text:style-name="L4">
        <text:list-item>
          <text:p text:style-name="P14">“-S” to stop the compilation at compiling.</text:p>
        </text:list-item>
        <text:list-item>
          <text:p text:style-name="P14">Uses the pre-processed code to generate IR (Intermediate Representation) Code I.e the assembly code.</text:p>
        </text:list-item>
      </text:list>
      <text:p text:style-name="Standard"/>
      <text:h text:style-name="Heading_20_3" text:outline-level="3">Assembling:</text:h>
      <text:list xml:id="list685208768" text:style-name="L5">
        <text:list-item>
          <text:p text:style-name="P6">Assembling the assembled c code:</text:p>
        </text:list-item>
      </text:list>
      <text:p text:style-name="P3"><text:tab/><text:tab/>$ gcc -c prog-add.s -o prog-add.o</text:p>
      <text:list xml:id="list3673764226" text:style-name="L6">
        <text:list-item>
          <text:p text:style-name="P15">“-c” to stop the compilation at assembling.</text:p>
        </text:list-item>
        <text:list-item>
          <text:p text:style-name="P15">Converts the IR code to object code which is in machine language.</text:p>
        </text:list-item>
      </text:list>
      <text:p text:style-name="Standard"/>
      <text:list xml:id="list2222782023" text:style-name="L7">
        <text:list-item>
          <text:p text:style-name="P7">Assembling the add function Assembly Code:</text:p>
        </text:list-item>
      </text:list>
      <text:p text:style-name="P3"><text:tab/><text:tab/>$ nasm -felf64 add.asm</text:p>
      <text:list xml:id="list4169498881" text:style-name="L8">
        <text:list-item>
          <text:p text:style-name="P16">Nasm is the assembler used to assemble assembly code.</text:p>
        </text:list-item>
        <text:list-item>
          <text:p text:style-name="P16">‘-f’ flag specifies the configuration to be used. </text:p>
        </text:list-item>
        <text:list-item>
          <text:p text:style-name="P16">‘-elf64’ specifies to execute the assembling in 64bit format.</text:p>
        </text:list-item>
        <text:list-item>
          <text:p text:style-name="P16">Produces a .o file with converted object code.</text:p>
        </text:list-item>
      </text:list>
      <text:p text:style-name="Standard"><text:s text:c="6"/></text:p>
      <text:h text:style-name="Heading_20_3" text:outline-level="3">Linking:</text:h>
      <text:list xml:id="list2707237351" text:style-name="L9">
        <text:list-item>
          <text:p text:style-name="P8">Compile c code and link with assembly code:</text:p>
        </text:list-item>
      </text:list>
      <text:p text:style-name="Quotations"><text:s text:c="6"/><text:span text:style-name="T1">$ gcc -no-pie -g -Wall prog-add.c add.o -o main.</text:span></text:p>
      <text:list xml:id="list3368800965" text:style-name="L10">
        <text:list-item>
          <text:p text:style-name="P17">Links multiple source files (object codes) together to form one single executable file which can be run by “./&lt;name_of_executable&gt;”.</text:p>
        </text:list-item>
      </text:list>
      <text:list xml:id="list1272664404" text:style-name="L11">
        <text:list-item>
          <text:p text:style-name="P18">‘-no-pie’ flag is used to suppress the warning created when reference to a variable is changed.</text:p>
        </text:list-item>
        <text:list-item>
          <text:p text:style-name="P18">‘-g’ flag is used to run in debug mode (gdb).</text:p>
        </text:list-item>
        <text:list-item>
          <text:p text:style-name="P18">’ -Wall’ flag shows all the compiler warnings if any.</text:p>
        </text:list-item>
        <text:list-item>
          <text:p text:style-name="P18">‘-o’ flag to specify output file n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15:30:06.281913773</dc:date>
    <meta:editing-duration>PT23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418" meta:character-count="2366" meta:non-whitespace-character-count="1997"/>
  </office:meta>
</office:document-meta>
</file>